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e2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="Rounded_20_short_20_Arrow" draw:marker-start-width="0.152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="Double_20_Arrow" draw:marker-start-width="0.152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9pt" fo:language="fr" fo:country="FR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7pt" fo:language="fr" fo:country="FR" style:font-size-asian="7pt" style:font-size-complex="7pt"/>
    </style:style>
    <style:style style:name="T5" style:family="text">
      <style:text-properties fo:font-size="7pt" fo:language="en" fo:country="US" fo:font-style="italic" style:font-size-asian="7pt" style:font-style-asian="italic" style:font-size-complex="7pt" style:font-style-complex="italic"/>
    </style:style>
    <style:style style:name="T6" style:family="text">
      <style:text-properties fo:font-size="7pt" fo:language="fr" fo:country="FR" fo:font-style="italic" style:font-size-asian="7pt" style:font-style-asian="italic" style:font-size-complex="7pt" style:font-style-complex="italic"/>
    </style:style>
    <style:style style:name="T7" style:family="text">
      <style:text-properties fo:font-size="7pt" fo:language="la" fo:country="VA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83cm" svg:height="2.203cm" svg:x="9.789cm" svg:y="2.824cm">
          <text:p text:style-name="P1"><text:span text:style-name="T1">Annuaire</text:span><text:span text:style-name="T2"> </text:span></text:p>
          <text:p text:style-name="P1"><text:span text:style-name="T1">Des</text:span><text:span text:style-name="T2"> services</text:span></text:p>
          <text:p text:style-name="P1"><text:span text:style-name="T2">OWL-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6" draw:id="id6" draw:layer="layout" svg:width="3.683cm" svg:height="1.397cm" svg:x="2.855cm" svg:y="4.814cm">
          <text:p text:style-name="P1"><text:span text:style-name="T2">Construction </text:span><text:span text:style-name="T1">de</text:span><text:span text:style-name="T2"> </text:span><text:span text:style-name="T1">graphe</text:span><text:span text:style-name="T2"> </text:span></text:p>
          <text:p text:style-name="P1"><text:span text:style-name="T1">de</text:span><text:span text:style-name="T2"> </text:span><text:span text:style-name="T1">dépe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2.54cm" svg:height="2.159cm" svg:x="15.836cm" svg:y="2.864cm">
          <text:p text:style-name="P1"><text:span text:style-name="T1">Ontologie</text:span><text:span text:style-name="T2"> </text:span></text:p>
          <text:p text:style-name="P1"><text:span text:style-name="T1">du</text:span><text:span text:style-name="T2"> domain </text:span></text:p>
          <text:p text:style-name="P1"><text:span text:style-name="T2">OWL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line" svg:x1="12.772cm" svg:y1="3.926cm" svg:x2="15.836cm" svg:y2="3.944cm" draw:start-shape="id1" draw:start-glue-point="8" draw:end-shape="id2" draw:end-glue-point="5" svg:d="M12772 3926l3064 18" svg:viewBox="0 0 3065 19">
          <text:p/>
        </draw:connector>
        <draw:custom-shape draw:style-name="gr2" draw:text-style-name="P2" xml:id="id4" draw:id="id4" draw:layer="layout" svg:width="3.81cm" svg:height="1.541cm" svg:x="2.852cm" svg:y="8.064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1">Découverte et sélection </text:span></text:p>
          <text:p text:style-name="P1"><text:span text:style-name="T1">du service </text:span></text:p>
          <text:p text:style-name="P1"><text:span text:style-name="T2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0.352cm" svg:y1="8.004cm" svg:x2="6.662cm" svg:y2="8.834cm" draw:start-shape="id3" draw:start-glue-point="6" draw:end-shape="id4" draw:end-glue-point="1" svg:d="M10352 8004v830h-3690" svg:viewBox="0 0 3691 831">
          <text:p/>
        </draw:connector>
        <draw:custom-shape draw:style-name="gr2" draw:text-style-name="P2" xml:id="id5" draw:id="id5" draw:layer="layout" svg:width="3.81cm" svg:height="1.541cm" svg:x="15.206cm" svg:y="6.472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1">Un raisonneur </text:span></text:p>
          <text:p text:style-name="P1"><text:span text:style-name="T1">automatique <text:s/>OW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7.106cm" svg:y1="4.853cm" svg:x2="17.111cm" svg:y2="6.472cm" draw:start-shape="id2" draw:start-glue-point="6" draw:end-shape="id5" draw:end-glue-point="0" svg:d="M17106 4853l5 1619" svg:viewBox="0 0 6 1620">
          <text:p/>
        </draw:connector>
        <draw:custom-shape draw:style-name="gr6" draw:text-style-name="P2" xml:id="id3" draw:id="id3" draw:layer="layout" svg:width="3.302cm" svg:height="1.541cm" svg:x="9.636cm" svg:y="6.464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1">Module de </text:span><text:span text:style-name="T3">Matching</text:span></text:p>
          <text:p text:style-name="P1"><text:span text:style-name="T1">Sémantiqu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1.281cm" svg:y1="5.027cm" svg:x2="11.287cm" svg:y2="6.464cm" draw:start-shape="id1" draw:start-glue-point="7" draw:end-shape="id3" draw:end-glue-point="0" svg:d="M11281 5027l6 1437" svg:viewBox="0 0 7 1438">
          <text:p/>
        </draw:connector>
        <draw:connector draw:style-name="gr4" draw:text-style-name="P1" draw:layer="layout" draw:type="line" svg:x1="12.938cm" svg:y1="7.234cm" svg:x2="15.206cm" svg:y2="7.242cm" draw:start-shape="id3" draw:end-shape="id5" draw:end-glue-point="3" svg:d="M12938 7234l2268 8" svg:viewBox="0 0 2269 9">
          <text:p/>
        </draw:connector>
        <draw:connector draw:style-name="gr4" draw:text-style-name="P1" draw:layer="layout" svg:x1="10.322cm" svg:y1="6.464cm" svg:x2="6.538cm" svg:y2="5.512cm" draw:start-shape="id3" draw:start-glue-point="5" draw:end-shape="id6" draw:end-glue-point="1" svg:d="M10322 6464v-952h-3784" svg:viewBox="0 0 3785 953">
          <text:p/>
        </draw:connector>
        <draw:frame draw:style-name="gr7" draw:text-style-name="P3" draw:layer="layout" svg:width="3.302cm" svg:height="1.088cm" svg:x="6.461cm" svg:y="4.318cm">
          <draw:text-box>
            <text:p text:style-name="P3"><text:span text:style-name="T4">La découverte des liens </text:span></text:p>
            <text:p text:style-name="P4"><text:span text:style-name="T4">sémantiques de dépendance </text:span></text:p>
          </draw:text-box>
        </draw:frame>
        <draw:frame draw:style-name="gr7" draw:text-style-name="P4" draw:layer="layout" svg:width="3.556cm" svg:height="0.885cm" svg:x="6.361cm" svg:y="8.918cm">
          <draw:text-box>
            <text:p text:style-name="P4"><text:span text:style-name="T4">La sélection de services Web du départ et d’arrivée</text:span></text:p>
          </draw:text-box>
        </draw:frame>
        <draw:custom-shape draw:style-name="gr8" draw:text-style-name="P1" draw:layer="layout" svg:width="16.764cm" svg:height="7.366cm" svg:x="2.651cm" svg:y="2.3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652cm" svg:height="6.477cm" svg:x="9.509cm" svg:y="2.52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792cm" svg:height="0.885cm" svg:x="11.439cm" svg:y="8.129cm">
          <draw:text-box>
            <text:p text:style-name="P4"><text:span text:style-name="T4">Structure de module du </text:span><text:span text:style-name="T5">Matching </text:span><text:span text:style-name="T6">définit</text:span><text:span text:style-name="T5"> par</text:span></text:p>
            <text:p text:style-name="P4"><text:span text:style-name="T5">[</text:span><text:span text:style-name="T7">Paolucci</text:span><text:span text:style-name="T5">, et </text:span><text:span text:style-name="T7">al.</text:span><text:span text:style-name="T5"> 2002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1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20T09:24:57.456271934</meta:creation-date>
    <dc:date>2016-01-20T11:06:30.636406389</dc:date>
    <dc:creator>Salah Eddine</dc:creator>
    <meta:editing-duration>PT11M52S</meta:editing-duration>
    <meta:editing-cycles>13</meta:editing-cycles>
    <meta:generator>LibreOffice/4.2.8.2$Linux_X86_64 LibreOffice_project/420m0$Build-2</meta:generator>
    <meta:document-statistic meta:object-count="17"/>
  </office:meta>
</office:document-meta>
</file>